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4.785" calcext:value-type="float">
            <text:p>4.785</text:p>
          </table:table-cell>
          <table:table-cell office:value-type="float" office:value="8257" calcext:value-type="float">
            <text:p>8257</text:p>
          </table:table-cell>
          <table:table-cell office:value-type="float" office:value="64" calcext:value-type="float">
            <text:p>64</text:p>
          </table:table-cell>
          <table:table-cell table:style-name="ce1" table:formula="of:=([.C5]-[.D5])/[.B5]" office:value-type="float" office:value="1712.22570532915" calcext:value-type="float">
            <text:p>1712.2</text:p>
          </table:table-cell>
          <table:table-cell table:formula="of:=[.E6]*([.B5]/[.B6])" office:value-type="float" office:value="1837.54545454545" calcext:value-type="float">
            <text:p>1837.54545454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4230" calcext:value-type="float">
            <text:p>4230</text:p>
          </table:table-cell>
          <table:table-cell office:value-type="float" office:value="48" calcext:value-type="float">
            <text:p>48</text:p>
          </table:table-cell>
          <table:table-cell table:style-name="ce1" table:formula="of:=([.C6]-[.D6])/[.B6]" office:value-type="float" office:value="1267.27272727273" calcext:value-type="float">
            <text:p>1267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53761" calcext:value-type="float">
            <text:p>53761</text:p>
          </table:table-cell>
          <table:table-cell office:value-type="float" office:value="48" calcext:value-type="float">
            <text:p>48</text:p>
          </table:table-cell>
          <table:table-cell table:style-name="ce1" table:formula="of:=([.C7]-[.D7])/[.B7]" office:value-type="float" office:value="127.888095238095" calcext:value-type="float">
            <text:p>127.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table:formula="of:=POWER(2;32)" office:value-type="float" office:value="4294967296" calcext:value-type="float">
            <text:p>42949672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53761" calcext:value-type="float">
            <text:p>53761</text:p>
          </table:table-cell>
          <table:table-cell office:value-type="float" office:value="48" calcext:value-type="float">
            <text:p>48</text:p>
          </table:table-cell>
          <table:table-cell table:formula="of:=[.B9]/([.C9]-[.D9])" office:value-type="float" office:value="0.00781933610113008" calcext:value-type="float">
            <text:p>0.0078193361</text:p>
          </table:table-cell>
          <table:table-cell table:formula="of:=INT([.E9]*POWER(2;[.F$8]))" office:value-type="float" office:value="131186" calcext:value-type="float">
            <text:p>131186</text:p>
          </table:table-cell>
          <table:table-cell table:formula="of:=([.C6]-[.D6])" office:value-type="float" office:value="4182" calcext:value-type="float">
            <text:p>4182</text:p>
          </table:table-cell>
          <table:table-cell table:formula="of:=[.G9]*[.F9]" office:value-type="float" office:value="548619852" calcext:value-type="float">
            <text:p>548619852</text:p>
          </table:table-cell>
          <table:table-cell table:formula="of:=[.H9]/POWER(2;[.F8])" office:value-type="float" office:value="32.7002913951874" calcext:value-type="float">
            <text:p>32.7002913952</text:p>
          </table:table-cell>
          <table:table-cell table:formula="of:=[.E9]*[.G9]" office:value-type="float" office:value="32.700463574926" calcext:value-type="float">
            <text:p>32.7004635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45" calcext:value-type="float">
            <text:p>12.45</text:p>
          </table:table-cell>
          <table:table-cell office:value-type="float" office:value="1379" calcext:value-type="float">
            <text:p>1379</text:p>
          </table:table-cell>
          <table:table-cell office:value-type="float" office:value="6" calcext:value-type="float">
            <text:p>6</text:p>
          </table:table-cell>
          <table:table-cell table:formula="of:=[.B10]/([.C10]-[.D10])" office:value-type="float" office:value="0.00906773488710852" calcext:value-type="float">
            <text:p>0.0090677349</text:p>
          </table:table-cell>
          <table:table-cell table:formula="of:=INT([.E10]*POWER(2;[.F$8]))" office:value-type="float" office:value="152131" calcext:value-type="float">
            <text:p>152131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J11 cables—estimating connector resistanc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vom</text:p>
          </table:table-cell>
          <table:table-cell table:number-columns-repeated="3"/>
          <table:table-cell office:value-type="string" calcext:value-type="string">
            <text:p>y=a+xb</text:p>
          </table:table-cell>
          <table:table-cell office:value-type="string" calcext:value-type="string">
            <text:p>Two plugs</text:p>
          </table:table-cell>
          <table:table-cell office:value-type="string" calcext:value-type="string">
            <text:p>One plug</text:p>
          </table:table-cell>
          <table:table-cell office:value-type="string" calcext:value-type="string">
            <text:p>Round tr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hms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Net ohms</text:p>
          </table:table-cell>
          <table:table-cell office:value-type="string" calcext:value-type="string">
            <text:p>ohms/ft</text:p>
          </table:table-cell>
          <table:table-cell table:number-columns-repeated="2"/>
          <table:table-cell office:value-type="string" calcext:value-type="string">
            <text:p>Two jacks</text:p>
          </table:table-cell>
          <table:table-cell office:value-type="string" calcext:value-type="string">
            <text:p>One jack</text:p>
          </table:table-cell>
          <table:table-cell office:value-type="string" calcext:value-type="string">
            <text:p>voltage drop</text:p>
          </table:table-cell>
          <table:table-cell table:number-columns-repeated="4"/>
        </table:table-row>
        <table:table-row table:style-name="ro1">
          <table:table-cell/>
          <table:table-cell table:formula="of:=AVERAGE([.B15:.B20])" office:value-type="float" office:value="3.15" calcext:value-type="float">
            <text:p>3.15</text:p>
          </table:table-cell>
          <table:table-cell table:formula="of:=15+2/12" office:value-type="float" office:value="15.1666666666667" calcext:value-type="float">
            <text:p>15.1666666667</text:p>
          </table:table-cell>
          <table:table-cell office:value-type="float" office:value="0.3" calcext:value-type="float">
            <text:p>0.3</text:p>
          </table:table-cell>
          <table:table-cell table:formula="of:=[.B22]-[.D22]" office:value-type="float" office:value="2.85" calcext:value-type="float">
            <text:p>2.85</text:p>
          </table:table-cell>
          <table:table-cell table:style-name="ce3" table:formula="of:=[.E22]/[.C22]" office:value-type="float" office:value="0.187912087912088" calcext:value-type="float">
            <text:p>0.188</text:p>
          </table:table-cell>
          <table:table-cell/>
          <table:table-cell office:value-type="string" calcext:value-type="string">
            <text:p>ohms/f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(ma)</text:p>
          </table:table-cell>
          <table:table-cell office:value-type="string" calcext:value-type="string">
            <text:p>(volts)</text:p>
          </table:table-cell>
          <table:table-cell office:value-type="string" calcext:value-type="string">
            <text:p>Input volts</text:p>
          </table:table-cell>
          <table:table-cell office:value-type="string" calcext:value-type="string">
            <text:p>At sensor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table:number-columns-repeated="5"/>
          <table:table-cell table:style-name="ce3"/>
          <table:table-cell/>
          <table:table-cell table:style-name="ce3" table:formula="of:=([.E22]-[.E32])/([.C22]-[.C32])" office:value-type="float" office:value="0.1671875" calcext:value-type="float">
            <text:p>0.167</text:p>
          </table:table-cell>
          <table:table-cell table:style-name="ce3" table:formula="of:=[.E22]-[.C22]*[.H23]" office:value-type="float" office:value="0.314322916666667" calcext:value-type="float">
            <text:p>0.314</text:p>
          </table:table-cell>
          <table:table-cell table:style-name="ce3" table:formula="of:=[.I23]/2" office:value-type="float" office:value="0.157161458333333" calcext:value-type="float">
            <text:p>0.157</text:p>
          </table:table-cell>
          <table:table-cell office:value-type="float" office:value="75" calcext:value-type="float">
            <text:p>75</text:p>
          </table:table-cell>
          <table:table-cell table:formula="of:=0.001*([.K23]*[.E22])" office:value-type="float" office:value="0.21375" calcext:value-type="float">
            <text:p>0.21375</text:p>
          </table:table-cell>
          <table:table-cell office:value-type="float" office:value="5" calcext:value-type="float">
            <text:p>5</text:p>
          </table:table-cell>
          <table:table-cell table:formula="of:=[.M23]-[.L23]" office:value-type="float" office:value="4.78625" calcext:value-type="float">
            <text:p>4.78625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table:number-columns-repeated="5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omemade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ne end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table:number-columns-repeated="5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formula="of:=AVERAGE([.B25:.B30])" office:value-type="float" office:value="1.36666666666667" calcext:value-type="float">
            <text:p>1.3666666667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table:style-name="ce2" table:formula="of:=[.B32]-[.D32]" office:value-type="float" office:value="1.06666666666667" calcext:value-type="float">
            <text:p>1.07</text:p>
          </table:table-cell>
          <table:table-cell table:style-name="ce3" table:formula="of:=[.C32]/[.E32]" office:value-type="float" office:value="4.21875" calcext:value-type="float">
            <text:p>4.219</text:p>
          </table:table-cell>
          <table:table-cell/>
          <table:table-cell table:style-name="ce3" table:formula="of:=[.H23]" office:value-type="float" office:value="0.1671875" calcext:value-type="float">
            <text:p>0.167</text:p>
          </table:table-cell>
          <table:table-cell table:style-name="ce3" table:formula="of:=[.E32]-[.C32]*[.H32]" office:value-type="float" office:value="0.314322916666666" calcext:value-type="float">
            <text:p>0.314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table:number-columns-repeated="2"/>
          <table:table-cell table:formula="of:=[.C22]-[.C32]" office:value-type="float" office:value="10.6666666666667" calcext:value-type="float">
            <text:p>10.6666666667</text:p>
          </table:table-cell>
          <table:table-cell/>
          <table:table-cell table:style-name="ce2" table:formula="of:=[.E22]-[.E32]" office:value-type="float" office:value="1.78333333333333" calcext:value-type="float">
            <text:p>1.78</text:p>
          </table:table-cell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table:number-columns-repeated="5"/>
          <table:table-cell table:style-name="ce3"/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omemade</text:p>
          </table:table-cell>
          <table:table-cell office:value-type="float" office:value="0.6" calcext:value-type="float">
            <text:p>0.6</text:p>
          </table:table-cell>
          <table:table-cell table:formula="of:=1+1.25/12" office:value-type="float" office:value="1.10416666666667" calcext:value-type="float">
            <text:p>1.1041666667</text:p>
          </table:table-cell>
          <table:table-cell office:value-type="float" office:value="0.3" calcext:value-type="float">
            <text:p>0.3</text:p>
          </table:table-cell>
          <table:table-cell table:formula="of:=[.B36]-[.D36]" office:value-type="float" office:value="0.3" calcext:value-type="float">
            <text:p>0.3</text:p>
          </table:table-cell>
          <table:table-cell table:style-name="ce3" table:formula="of:=[.E36]/[.C36]" office:value-type="float" office:value="0.271698113207547" calcext:value-type="float">
            <text:p>0.272</text:p>
          </table:table-cell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both ends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J45 w CAT 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6” green cable</text:p>
          </table:table-cell>
          <table:table-cell office:value-type="float" office:value="0.4" calcext:value-type="float">
            <text:p>0.4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office:value-type="float" office:value="0.3" calcext:value-type="float">
            <text:p>0.3</text:p>
          </table:table-cell>
          <table:table-cell table:formula="of:=[.B42]-[.D42]" office:value-type="float" office:value="0.1" calcext:value-type="float">
            <text:p>0.1</text:p>
          </table:table-cell>
          <table:table-cell table:style-name="ce3" table:formula="of:=[.E42]/[.C42]" office:value-type="float" office:value="0.218181818181818" calcext:value-type="float">
            <text:p>0.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 OC !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lue w tab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ken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28 ?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AVERAGE([.B45:.B52])" office:value-type="float" office:value="0.7625" calcext:value-type="float">
            <text:p>0.7625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formula="of:=[.B54]-[.D54]" office:value-type="float" office:value="0.4625" calcext:value-type="float">
            <text:p>0.4625</text:p>
          </table:table-cell>
          <table:table-cell table:style-name="ce3" table:formula="of:=[.E54]/[.C54]" office:value-type="float" office:value="0.0770833333333333" calcext:value-type="float">
            <text:p>0.077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homemade</text:p>
          </table:table-cell>
          <table:table-cell table:number-columns-repeated="5"/>
          <table:table-cell office:value-type="string" calcext:value-type="string">
            <text:p>#24 ohms/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 are 0.7</text:p>
          </table:table-cell>
          <table:table-cell office:value-type="float" office:value="0.7" calcext:value-type="float">
            <text:p>0.7</text:p>
          </table:table-cell>
          <table:table-cell table:formula="of:=12+6.5/12" office:value-type="float" office:value="12.5416666666667" calcext:value-type="float">
            <text:p>12.5416666667</text:p>
          </table:table-cell>
          <table:table-cell office:value-type="float" office:value="0.3" calcext:value-type="float">
            <text:p>0.3</text:p>
          </table:table-cell>
          <table:table-cell table:formula="of:=[.B60]-[.D60]" office:value-type="float" office:value="0.4" calcext:value-type="float">
            <text:p>0.4</text:p>
          </table:table-cell>
          <table:table-cell table:style-name="ce3" table:formula="of:=[.E60]/[.C60]" office:value-type="float" office:value="0.0318936877076412" calcext:value-type="float">
            <text:p>0.032</text:p>
          </table:table-cell>
          <table:table-cell office:value-type="float" office:value="0.02567" calcext:value-type="float">
            <text:p>0.02567</text:p>
          </table:table-cell>
          <table:table-cell table:formula="of:=[.G60]*[.C60]" office:value-type="float" office:value="0.321944583333333" calcext:value-type="float">
            <text:p>0.321944583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one OC 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24 stamp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n jacke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6:20:17.140798946</meta:creation-date>
    <dc:date>2019-07-31T12:04:22.398605898</dc:date>
    <meta:editing-duration>PT12M10S</meta:editing-duration>
    <meta:editing-cycles>6</meta:editing-cycles>
    <meta:generator>LibreOffice/5.1.6.2$Linux_X86_64 LibreOffice_project/10m0$Build-2</meta:generator>
    <meta:document-statistic meta:table-count="1" meta:cell-count="131" meta:object-count="0"/>
  </office:meta>
</office:document-meta>
</file>